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36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45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4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8" style:apply-style-name="ConditionalStyle_5f_1" style:base-cell-address="Sheet1.I29"/>
    </style:style>
    <style:style style:name="ce30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36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a de início:</text:p>
          </table:table-cell>
          <table:table-cell table:style-name="ce10" office:value-type="date" office:date-value="2022-09-20" calcext:value-type="date">
            <text:p>20/09/2022</text:p>
          </table:table-cell>
          <table:table-cell/>
          <table:table-cell table:style-name="ce1" office:value-type="string" calcext:value-type="string">
            <text:p>Data atual:</text:p>
          </table:table-cell>
          <table:table-cell table:style-name="ce19" table:formula="of:=TODAY()" office:value-type="date" office:date-value="2022-09-23" calcext:value-type="date">
            <text:p>9/23/20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uração (d):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3"/>
          <table:table-cell>
            <draw:frame draw:z-index="0" draw:name="Chart 1" draw:style-name="gr1" draw:text-style-name="P1" svg:width="17.514cm" svg:height="9.815cm" svg:x="0.672cm" svg:y="0.19cm">
              <draw:object draw:notify-on-update-of-ranges="Sheet1.A6:Sheet1.A25 Sheet1.C4:Sheet1.C4 Sheet1.C5:Sheet1.C25 Sheet1.E4:Sheet1.E4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a</text:p>
          </table:table-cell>
          <table:table-cell table:style-name="ce7" office:value-type="string" calcext:value-type="string">
            <text:p>Datas</text:p>
          </table:table-cell>
          <table:table-cell table:style-name="ce7" office:value-type="string" calcext:value-type="string">
            <text:p>Ideal (h)</text:p>
          </table:table-cell>
          <table:table-cell table:style-name="ce7" office:value-type="string" calcext:value-type="string">
            <text:p>Trabalhado (h)</text:p>
          </table:table-cell>
          <table:table-cell table:style-name="ce7" office:value-type="string" calcext:value-type="string">
            <text:p>Real (h)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3" table:formula="of:=[.B1]" office:value-type="date" office:date-value="2022-09-20" calcext:value-type="date">
            <text:p>20/09/2022</text:p>
          </table:table-cell>
          <table:table-cell table:style-name="ce9" table:formula="of:=SUM([.J29:.J1005])" office:value-type="float" office:value="16" calcext:value-type="float">
            <text:p>16</text:p>
          </table:table-cell>
          <table:table-cell table:style-name="ce9" table:formula="of:=SUMIF([.$K$29:.$K$1005];[.B5];[.$J$29:.$J$1005])" office:value-type="float" office:value="0" calcext:value-type="float">
            <text:p>0</text:p>
          </table:table-cell>
          <table:table-cell table:style-name="ce3" table:formula="of:=[.C5]-[.D5]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3" table:formula="of:=[.B5]+1" office:value-type="date" office:date-value="2022-09-21" calcext:value-type="date">
            <text:p>21/09/2022</text:p>
          </table:table-cell>
          <table:table-cell table:style-name="ce9" table:formula="of:=[.C5]-[.$C$5]/([.$B$2]-1)" office:value-type="float" office:value="15.2" calcext:value-type="float">
            <text:p>15,2</text:p>
          </table:table-cell>
          <table:table-cell table:style-name="ce9" table:formula="of:=SUMIF([.$K$29:.$K$1005];[.B6];[.$J$29:.$J$1005])" office:value-type="float" office:value="0" calcext:value-type="float">
            <text:p>0</text:p>
          </table:table-cell>
          <table:table-cell table:style-name="ce9" table:formula="of:=IF([.B6]&lt;=[.$E$1];[.E5]-[.D6];)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3" table:formula="of:=[.B6]+1" office:value-type="date" office:date-value="2022-09-22" calcext:value-type="date">
            <text:p>22/09/2022</text:p>
          </table:table-cell>
          <table:table-cell table:style-name="ce9" table:formula="of:=[.C6]-[.$C$5]/([.$B$2]-1)" office:value-type="float" office:value="14.4" calcext:value-type="float">
            <text:p>14,4</text:p>
          </table:table-cell>
          <table:table-cell table:style-name="ce9" table:formula="of:=SUMIF([.$K$29:.$K$1005];[.B7];[.$J$29:.$J$1005])" office:value-type="float" office:value="1" calcext:value-type="float">
            <text:p>1</text:p>
          </table:table-cell>
          <table:table-cell table:style-name="ce9" table:formula="of:=IF([.B7]&lt;=[.$E$1];[.E6]-[.D7];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3" table:formula="of:=[.B7]+1" office:value-type="date" office:date-value="2022-09-23" calcext:value-type="date">
            <text:p>23/09/2022</text:p>
          </table:table-cell>
          <table:table-cell table:style-name="ce9" table:formula="of:=[.C7]-[.$C$5]/([.$B$2]-1)" office:value-type="float" office:value="13.6" calcext:value-type="float">
            <text:p>13,6</text:p>
          </table:table-cell>
          <table:table-cell table:style-name="ce9" table:formula="of:=SUMIF([.$K$29:.$K$1005];[.B8];[.$J$29:.$J$1005])" office:value-type="float" office:value="0" calcext:value-type="float">
            <text:p>0</text:p>
          </table:table-cell>
          <table:table-cell table:style-name="ce9" table:formula="of:=IF([.B8]&lt;=[.$E$1];[.E7]-[.D8];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3" table:formula="of:=[.B8]+1" office:value-type="date" office:date-value="2022-09-24" calcext:value-type="date">
            <text:p>24/09/2022</text:p>
          </table:table-cell>
          <table:table-cell table:style-name="ce9" table:formula="of:=[.C8]-[.$C$5]/([.$B$2]-1)" office:value-type="float" office:value="12.8" calcext:value-type="float">
            <text:p>12,8</text:p>
          </table:table-cell>
          <table:table-cell table:style-name="ce9" table:formula="of:=SUMIF([.$K$29:.$K$1005];[.B9];[.$J$29:.$J$1005])" office:value-type="float" office:value="0" calcext:value-type="float">
            <text:p>0</text:p>
          </table:table-cell>
          <table:table-cell table:style-name="ce9" table:formula="of:=IF([.B9]&lt;=[.$E$1];[.E8]-[.D9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3" table:formula="of:=[.B9]+1" office:value-type="date" office:date-value="2022-09-25" calcext:value-type="date">
            <text:p>25/09/2022</text:p>
          </table:table-cell>
          <table:table-cell table:style-name="ce9" table:formula="of:=[.C9]-[.$C$5]/([.$B$2]-1)" office:value-type="float" office:value="12" calcext:value-type="float">
            <text:p>12</text:p>
          </table:table-cell>
          <table:table-cell table:style-name="ce9" table:formula="of:=SUMIF([.$K$29:.$K$1005];[.B10];[.$J$29:.$J$1005])" office:value-type="float" office:value="0" calcext:value-type="float">
            <text:p>0</text:p>
          </table:table-cell>
          <table:table-cell table:style-name="ce9" table:formula="of:=IF([.B10]&lt;=[.$E$1];[.E9]-[.D10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3" table:formula="of:=[.B10]+1" office:value-type="date" office:date-value="2022-09-26" calcext:value-type="date">
            <text:p>26/09/2022</text:p>
          </table:table-cell>
          <table:table-cell table:style-name="ce9" table:formula="of:=[.C10]-[.$C$5]/([.$B$2]-1)" office:value-type="float" office:value="11.2" calcext:value-type="float">
            <text:p>11,2</text:p>
          </table:table-cell>
          <table:table-cell table:style-name="ce9" table:formula="of:=SUMIF([.$K$29:.$K$1005];[.B11];[.$J$29:.$J$1005])" office:value-type="float" office:value="0" calcext:value-type="float">
            <text:p>0</text:p>
          </table:table-cell>
          <table:table-cell table:style-name="ce9" table:formula="of:=IF([.B11]&lt;=[.$E$1];[.E10]-[.D11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3" table:formula="of:=[.B11]+1" office:value-type="date" office:date-value="2022-09-27" calcext:value-type="date">
            <text:p>27/09/2022</text:p>
          </table:table-cell>
          <table:table-cell table:style-name="ce9" table:formula="of:=[.C11]-[.$C$5]/([.$B$2]-1)" office:value-type="float" office:value="10.4" calcext:value-type="float">
            <text:p>10,4</text:p>
          </table:table-cell>
          <table:table-cell table:style-name="ce9" table:formula="of:=SUMIF([.$K$29:.$K$1005];[.B12];[.$J$29:.$J$1005])" office:value-type="float" office:value="0" calcext:value-type="float">
            <text:p>0</text:p>
          </table:table-cell>
          <table:table-cell table:style-name="ce9" table:formula="of:=IF([.B12]&lt;=[.$E$1];[.E11]-[.D12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3" table:formula="of:=[.B12]+1" office:value-type="date" office:date-value="2022-09-28" calcext:value-type="date">
            <text:p>28/09/2022</text:p>
          </table:table-cell>
          <table:table-cell table:style-name="ce9" table:formula="of:=[.C12]-[.$C$5]/([.$B$2]-1)" office:value-type="float" office:value="9.59999999999999" calcext:value-type="float">
            <text:p>9,59999999999999</text:p>
          </table:table-cell>
          <table:table-cell table:style-name="ce9" table:formula="of:=SUMIF([.$K$29:.$K$1005];[.B13];[.$J$29:.$J$1005])" office:value-type="float" office:value="0" calcext:value-type="float">
            <text:p>0</text:p>
          </table:table-cell>
          <table:table-cell table:style-name="ce9" table:formula="of:=IF([.B13]&lt;=[.$E$1];[.E12]-[.D13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3" table:formula="of:=[.B13]+1" office:value-type="date" office:date-value="2022-09-29" calcext:value-type="date">
            <text:p>29/09/2022</text:p>
          </table:table-cell>
          <table:table-cell table:style-name="ce9" table:formula="of:=[.C13]-[.$C$5]/([.$B$2]-1)" office:value-type="float" office:value="8.79999999999999" calcext:value-type="float">
            <text:p>8,79999999999999</text:p>
          </table:table-cell>
          <table:table-cell table:style-name="ce9" table:formula="of:=SUMIF([.$K$29:.$K$1005];[.B14];[.$J$29:.$J$1005])" office:value-type="float" office:value="0" calcext:value-type="float">
            <text:p>0</text:p>
          </table:table-cell>
          <table:table-cell table:style-name="ce9" table:formula="of:=IF([.B14]&lt;=[.$E$1];[.E13]-[.D14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3" table:formula="of:=[.B14]+1" office:value-type="date" office:date-value="2022-09-30" calcext:value-type="date">
            <text:p>30/09/2022</text:p>
          </table:table-cell>
          <table:table-cell table:style-name="ce9" table:formula="of:=[.C14]-[.$C$5]/([.$B$2]-1)" office:value-type="float" office:value="8" calcext:value-type="float">
            <text:p>8</text:p>
          </table:table-cell>
          <table:table-cell table:style-name="ce9" table:formula="of:=SUMIF([.$K$29:.$K$1005];[.B15];[.$J$29:.$J$1005])" office:value-type="float" office:value="0" calcext:value-type="float">
            <text:p>0</text:p>
          </table:table-cell>
          <table:table-cell table:style-name="ce9" table:formula="of:=IF([.B15]&lt;=[.$E$1];[.E14]-[.D1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3" table:formula="of:=[.B15]+1" office:value-type="date" office:date-value="2022-10-01" calcext:value-type="date">
            <text:p>01/10/2022</text:p>
          </table:table-cell>
          <table:table-cell table:style-name="ce9" table:formula="of:=[.C15]-[.$C$5]/([.$B$2]-1)" office:value-type="float" office:value="7.19999999999999" calcext:value-type="float">
            <text:p>7,19999999999999</text:p>
          </table:table-cell>
          <table:table-cell table:style-name="ce9" table:formula="of:=SUMIF([.$K$29:.$K$1005];[.B16];[.$J$29:.$J$1005])" office:value-type="float" office:value="0" calcext:value-type="float">
            <text:p>0</text:p>
          </table:table-cell>
          <table:table-cell table:style-name="ce9" table:formula="of:=IF([.B16]&lt;=[.$E$1];[.E15]-[.D16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3" table:formula="of:=[.B16]+1" office:value-type="date" office:date-value="2022-10-02" calcext:value-type="date">
            <text:p>02/10/2022</text:p>
          </table:table-cell>
          <table:table-cell table:style-name="ce9" table:formula="of:=[.C16]-[.$C$5]/([.$B$2]-1)" office:value-type="float" office:value="6.39999999999999" calcext:value-type="float">
            <text:p>6,39999999999999</text:p>
          </table:table-cell>
          <table:table-cell table:style-name="ce9" table:formula="of:=SUMIF([.$K$29:.$K$1005];[.B17];[.$J$29:.$J$1005])" office:value-type="float" office:value="0" calcext:value-type="float">
            <text:p>0</text:p>
          </table:table-cell>
          <table:table-cell table:style-name="ce9" table:formula="of:=IF([.B17]&lt;=[.$E$1];[.E16]-[.D17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3" table:formula="of:=[.B17]+1" office:value-type="date" office:date-value="2022-10-03" calcext:value-type="date">
            <text:p>03/10/2022</text:p>
          </table:table-cell>
          <table:table-cell table:style-name="ce9" table:formula="of:=[.C17]-[.$C$5]/([.$B$2]-1)" office:value-type="float" office:value="5.59999999999999" calcext:value-type="float">
            <text:p>5,59999999999999</text:p>
          </table:table-cell>
          <table:table-cell table:style-name="ce9" table:formula="of:=SUMIF([.$K$29:.$K$1005];[.B18];[.$J$29:.$J$1005])" office:value-type="float" office:value="0" calcext:value-type="float">
            <text:p>0</text:p>
          </table:table-cell>
          <table:table-cell table:style-name="ce9" table:formula="of:=IF([.B18]&lt;=[.$E$1];[.E17]-[.D18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3" table:formula="of:=[.B18]+1" office:value-type="date" office:date-value="2022-10-04" calcext:value-type="date">
            <text:p>04/10/2022</text:p>
          </table:table-cell>
          <table:table-cell table:style-name="ce9" table:formula="of:=[.C18]-[.$C$5]/([.$B$2]-1)" office:value-type="float" office:value="4.79999999999999" calcext:value-type="float">
            <text:p>4,79999999999999</text:p>
          </table:table-cell>
          <table:table-cell table:style-name="ce9" table:formula="of:=SUMIF([.$K$29:.$K$1005];[.B19];[.$J$29:.$J$1005])" office:value-type="float" office:value="0" calcext:value-type="float">
            <text:p>0</text:p>
          </table:table-cell>
          <table:table-cell table:style-name="ce9" table:formula="of:=IF([.B19]&lt;=[.$E$1];[.E18]-[.D19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3" table:formula="of:=[.B19]+1" office:value-type="date" office:date-value="2022-10-05" calcext:value-type="date">
            <text:p>05/10/2022</text:p>
          </table:table-cell>
          <table:table-cell table:style-name="ce9" table:formula="of:=[.C19]-[.$C$5]/([.$B$2]-1)" office:value-type="float" office:value="4" calcext:value-type="float">
            <text:p>4</text:p>
          </table:table-cell>
          <table:table-cell table:style-name="ce9" table:formula="of:=SUMIF([.$K$29:.$K$1005];[.B20];[.$J$29:.$J$1005])" office:value-type="float" office:value="0" calcext:value-type="float">
            <text:p>0</text:p>
          </table:table-cell>
          <table:table-cell table:style-name="ce9" table:formula="of:=IF([.B20]&lt;=[.$E$1];[.E19]-[.D20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3" table:formula="of:=[.B20]+1" office:value-type="date" office:date-value="2022-10-06" calcext:value-type="date">
            <text:p>06/10/2022</text:p>
          </table:table-cell>
          <table:table-cell table:style-name="ce9" table:formula="of:=[.C20]-[.$C$5]/([.$B$2]-1)" office:value-type="float" office:value="3.19999999999999" calcext:value-type="float">
            <text:p>3,19999999999999</text:p>
          </table:table-cell>
          <table:table-cell table:style-name="ce9" table:formula="of:=SUMIF([.$K$29:.$K$1005];[.B21];[.$J$29:.$J$1005])" office:value-type="float" office:value="0" calcext:value-type="float">
            <text:p>0</text:p>
          </table:table-cell>
          <table:table-cell table:style-name="ce9" table:formula="of:=IF([.B21]&lt;=[.$E$1];[.E20]-[.D21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3" table:formula="of:=[.B21]+1" office:value-type="date" office:date-value="2022-10-07" calcext:value-type="date">
            <text:p>07/10/2022</text:p>
          </table:table-cell>
          <table:table-cell table:style-name="ce9" table:formula="of:=[.C21]-[.$C$5]/([.$B$2]-1)" office:value-type="float" office:value="2.4" calcext:value-type="float">
            <text:p>2,4</text:p>
          </table:table-cell>
          <table:table-cell table:style-name="ce9" table:formula="of:=SUMIF([.$K$29:.$K$1005];[.B22];[.$J$29:.$J$1005])" office:value-type="float" office:value="0" calcext:value-type="float">
            <text:p>0</text:p>
          </table:table-cell>
          <table:table-cell table:style-name="ce9" table:formula="of:=IF([.B22]&lt;=[.$E$1];[.E21]-[.D22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3" table:formula="of:=[.B22]+1" office:value-type="date" office:date-value="2022-10-08" calcext:value-type="date">
            <text:p>08/10/2022</text:p>
          </table:table-cell>
          <table:table-cell table:style-name="ce9" table:formula="of:=[.C22]-[.$C$5]/([.$B$2]-1)" office:value-type="float" office:value="1.6" calcext:value-type="float">
            <text:p>1,6</text:p>
          </table:table-cell>
          <table:table-cell table:style-name="ce9" table:formula="of:=SUMIF([.$K$29:.$K$1005];[.B23];[.$J$29:.$J$1005])" office:value-type="float" office:value="0" calcext:value-type="float">
            <text:p>0</text:p>
          </table:table-cell>
          <table:table-cell table:style-name="ce9" table:formula="of:=IF([.B23]&lt;=[.$E$1];[.E22]-[.D23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3" table:formula="of:=[.B23]+1" office:value-type="date" office:date-value="2022-10-09" calcext:value-type="date">
            <text:p>09/10/2022</text:p>
          </table:table-cell>
          <table:table-cell table:style-name="ce9" table:formula="of:=[.C23]-[.$C$5]/([.$B$2]-1)" office:value-type="float" office:value="0.799999999999995" calcext:value-type="float">
            <text:p>0,799999999999995</text:p>
          </table:table-cell>
          <table:table-cell table:style-name="ce9" table:formula="of:=SUMIF([.$K$29:.$K$1005];[.B24];[.$J$29:.$J$1005])" office:value-type="float" office:value="0" calcext:value-type="float">
            <text:p>0</text:p>
          </table:table-cell>
          <table:table-cell table:style-name="ce9" table:formula="of:=IF([.B24]&lt;=[.$E$1];[.E23]-[.D24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3" table:formula="of:=[.B24]+1" office:value-type="date" office:date-value="2022-10-10" calcext:value-type="date">
            <text:p>10/10/2022</text:p>
          </table:table-cell>
          <table:table-cell table:style-name="ce9" table:formula="of:=[.C24]-[.$C$5]/([.$B$2]-1)" office:value-type="float" office:value="-5.10702591327572E-015" calcext:value-type="float">
            <text:p>-5,10702591327572E-15</text:p>
          </table:table-cell>
          <table:table-cell table:style-name="ce9" table:formula="of:=SUMIF([.$K$29:.$K$1005];[.B25];[.$J$29:.$J$1005])" office:value-type="float" office:value="0" calcext:value-type="float">
            <text:p>0</text:p>
          </table:table-cell>
          <table:table-cell table:style-name="ce9" table:formula="of:=IF([.B25]&lt;=[.$E$1];[.E24]-[.D2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11" table:number-rows-spanned="1">
            <text:p>Tarefas</text:p>
          </table:table-cell>
          <table:covered-table-cell table:number-columns-repeated="9" table:style-name="ce14"/>
          <table:covered-table-cell table:style-name="ce20"/>
          <table:table-cell table:number-columns-repeated="1013"/>
        </table:table-row>
        <table:table-row table:style-name="ro1">
          <table:table-cell table:style-name="ce7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14"/>
          <table:covered-table-cell table:style-name="ce20"/>
          <table:table-cell table:style-name="ce7" office:value-type="string" calcext:value-type="string">
            <text:p>Data de início</text:p>
          </table:table-cell>
          <table:table-cell table:style-name="ce7" office:value-type="string" calcext:value-type="string">
            <text:p>Responsável</text:p>
          </table:table-cell>
          <table:table-cell table:style-name="ce7" office:value-type="string" calcext:value-type="string">
            <text:p>Previsão (h)</text:p>
          </table:table-cell>
          <table:table-cell table:style-name="ce7" office:value-type="string" calcext:value-type="string">
            <text:p>Data de término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Sistematização das sugestões de usuários recebidas na pesquisa realizada na primeira Sprint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1" calcext:value-type="date">
            <text:p>21/09/2022</text:p>
          </table:table-cell>
          <table:table-cell table:style-name="ce25" office:value-type="string" calcext:value-type="string">
            <text:p>Jean</text:p>
          </table:table-cell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33"/>
          <table:table-cell/>
          <table:table-cell table:style-name="ce34"/>
          <table:table-cell table:number-columns-repeated="1010"/>
        </table:table-row>
        <table:table-row table:style-name="ro1">
          <table:table-cell table:style-name="ce23" office:value-type="string" calcext:value-type="string" table:number-columns-spanned="7" table:number-rows-spanned="1">
            <text:p>Definição da paleta de cores da equipe para a plataforma / documentação / apresentação / etc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Thomas</text:p>
          </table:table-cell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7" table:number-rows-spanned="1">
            <text:p>Definição do Backlog da segunda sprint e validação do mesmo com o cliente.</text:p>
          </table:table-cell>
          <table:covered-table-cell table:number-columns-repeated="6" table:style-name="ce16"/>
          <table:table-cell table:style-name="ce51" office:value-type="date" office:date-value="2022-09-20" calcext:value-type="date">
            <text:p>20/09/2022</text:p>
          </table:table-cell>
          <table:table-cell table:style-name="ce24" office:value-type="string" calcext:value-type="string">
            <text:p>Alita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date" office:date-value="2022-09-22" calcext:value-type="date">
            <text:p>22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Definição do Burndown chart da segunda sprint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Jonas</text:p>
          </table:table-cell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Mapeamento dos layouts de todos os laboratórios.</text:p>
          </table:table-cell>
          <table:covered-table-cell table:number-columns-repeated="6" table:style-name="ce23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Renan</text:p>
          </table:table-cell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33"/>
          <table:table-cell/>
          <table:table-cell table:style-name="ce3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7" table:number-rows-spanned="1">
            <text:p>Sistematização das especificações das máquinas de cada laboratório.</text:p>
          </table:table-cell>
          <table:covered-table-cell table:number-columns-repeated="6" table:style-name="ce23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Thomas</text:p>
          </table:table-cell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7" table:number-rows-spanned="1">
            <text:p>Atualização do protótipo segunda as críticas e sugestões de usuários e validação do mesmo com o Cliente.</text:p>
          </table:table-cell>
          <table:covered-table-cell table:number-columns-repeated="6" table:style-name="ce16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Amanda</text:p>
          </table:table-cell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12"/>
          <table:table-cell table:number-columns-repeated="1012"/>
        </table:table-row>
        <table:table-row table:style-name="ro1">
          <table:table-cell office:value-type="string" calcext:value-type="string" table:number-columns-spanned="7" table:number-rows-spanned="1">
            <text:p>Construção de um banco de dados isolado como teste antes da integração.</text:p>
          </table:table-cell>
          <table:covered-table-cell table:number-columns-repeated="6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Renan</text:p>
          </table:table-cell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12"/>
          <table:table-cell table:number-columns-repeated="1012"/>
        </table:table-row>
        <table:table-row table:style-name="ro1">
          <table:table-cell office:value-type="string" calcext:value-type="string" table:number-columns-spanned="7" table:number-rows-spanned="1">
            <text:p>Conexão com Banco de Dados - Flask e mySQL.</text:p>
          </table:table-cell>
          <table:covered-table-cell table:number-columns-repeated="6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Alexandre</text:p>
          </table:table-cell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Alteração de métodos de entrada na página “Reportar Problema” (dropdown menu)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Alexandre</text:p>
          </table:table-cell>
          <table:table-cell table:style-name="ce29" office:value-type="float" office:value="1" calcext:value-type="float">
            <text:p>1</text:p>
          </table:table-cell>
          <table:table-cell table:style-name="ce30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Melhorar visualização de problemas resolvidos na segunda página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Jonas</text:p>
          </table:table-cell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“Traduzir” Javascript para Flask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Jonas</text:p>
          </table:table-cell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Implementação de feature com F<text:span text:style-name="T1">lask: carregar dinamicamente os mapas dos laboratórios.</text:span>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Alexandre</text:p>
          </table:table-cell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onstrução da uma página home para fazer login ou ver informações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Alita</text:p>
          </table:table-cell>
          <table:table-cell table:style-name="ce25" office:value-type="float" office:value="1" calcext:value-type="float">
            <text:p>1</text:p>
          </table:table-cell>
          <table:table-cell table:style-name="ce30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Implementação de feature com Flask: sistema de autenticação de usuário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Alita</text:p>
          </table:table-cell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1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7" table:number-rows-spanned="1">
            <text:p>Atualização da documentação da segunda Sprint no GitHub.</text:p>
          </table:table-cell>
          <table:covered-table-cell table:number-columns-repeated="5" table:style-name="ce17"/>
          <table:covered-table-cell table:style-name="ce22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Jonas</text:p>
          </table:table-cell>
          <table:table-cell table:style-name="ce25" office:value-type="float" office:value="1" calcext:value-type="float">
            <text:p>1</text:p>
          </table:table-cell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" table:number-columns-spanned="7" table:number-rows-spanned="1"/>
          <table:covered-table-cell table:number-columns-repeated="5" table:style-name="ce15"/>
          <table:covered-table-cell table:style-name="ce21"/>
          <table:table-cell table:style-name="ce13"/>
          <table:table-cell table:style-name="ce25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25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25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 table:number-rows-repeated="940">
          <table:table-cell table:style-name="ce9"/>
          <table:table-cell table:style-name="ce13"/>
          <table:table-cell table:style-name="ce9" table:number-columns-repeated="5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2" table:number-rows-repeated="104756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J31:Sheet1.J1005 Sheet1.I32:Sheet1.I1005 Sheet1.I29:Sheet1.J30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44">
      <number:month number:textual="true"/>
      <number:text>-</number:text>
      <number:year/>
    </number:dat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6"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currency-style style:name="N11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1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4">
      <number:day/>
      <number:text>-</number:text>
      <number:month number:textual="true"/>
      <number:text>-</number:text>
      <number:year/>
    </number:dat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time-style style:name="N143">
      <number:hours/>
      <number:text>:</number:text>
      <number:minutes number:style="long"/>
      <number:text> </number:text>
      <number:am-pm/>
    </number:time-style>
    <number:currency-style style:name="N11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4P0"/>
    </number:currency-style>
    <number:date-style style:name="N145">
      <number:month/>
      <number:text>/</number:text>
      <number:day/>
      <number:text>/</number:text>
      <number:year number:style="long"/>
    </number:date-style>
    <number:currency-style style:name="N11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1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date-style style:name="N130">
      <number:day/>
      <number:text>-</number:text>
      <number:month number:textual="true"/>
    </number:dat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time-style style:name="N131">
      <number:hours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3T10:44:19.031601913</dc:date>
    <meta:generator>LibreOffice/7.3.6.2$Linux_X86_64 LibreOffice_project/30$Build-2</meta:generator>
    <meta:editing-duration>PT2H9M13S</meta:editing-duration>
    <meta:editing-cycles>6</meta:editing-cycles>
    <meta:document-statistic meta:table-count="1" meta:cell-count="187" meta:object-count="1"/>
    <meta:user-defined meta:name="AppVersion">16.0300</meta:user-defined>
    <meta:user-defined meta:name="ContentTypeId">0x01010010F6A968B1555B4781217CE1D54B4BC4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3f3f3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515cm" svg:height="9.816cm" xlink:href=".." xlink:type="simple" chart:class="chart:line" chart:style-name="ch1">
        <chart:title svg:x="6.381cm" svg:y="0.331cm" chart:style-name="ch2">
          <text:p>Burndown Chart</text:p>
        </chart:title>
        <chart:legend chart:legend-position="end" svg:x="14.927cm" svg:y="4.36cm" style:legend-expansion="high" chart:style-name="ch3"/>
        <chart:plot-area chart:style-name="ch4" table:cell-range-address="Sheet1.A6:Sheet1.A25 Sheet1.C4:Sheet1.C25 Sheet1.E4:Sheet1.E25" chart:data-source-has-labels="both" svg:x="1.41cm" svg:y="1.624cm" svg:width="13.167cm" svg:height="6.966cm">
          <chart:coordinate-region svg:x="1.881cm" svg:y="1.824cm" svg:width="12.696cm" svg:height="6.567cm"/>
          <chart:axis chart:dimension="x" chart:name="primary-x" chart:style-name="ch5" chartooo:axis-type="auto">
            <chartooo:date-scale/>
            <chart:title svg:x="7.677cm" svg:y="8.787cm" chart:style-name="ch6">
              <text:p>Dia</text:p>
            </chart:title>
            <chart:categories table:cell-range-address="Sheet1.A6:Sheet1.A25"/>
          </chart:axis>
          <chart:axis chart:dimension="y" chart:name="primary-y" chart:style-name="ch7">
            <chart:title svg:x="0.451cm" svg:y="5.621cm" chart:style-name="ch8">
              <text:p>Horas</text:p>
            </chart:title>
            <chart:grid chart:style-name="ch9" chart:class="major"/>
          </chart:axis>
          <chart:series chart:style-name="ch10" chart:values-cell-range-address="Sheet1.C5:Sheet1.C25" chart:label-cell-address="Sheet1.C4:Sheet1.C4" chart:class="chart:line">
            <chart:data-point chart:repeated="21"/>
          </chart:series>
          <chart:series chart:style-name="ch11" chart:values-cell-range-address="Sheet1.E5:Sheet1.E25" chart:label-cell-address="Sheet1.E4:Sheet1.E4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  <draw:g>
                  <svg:desc>Sheet1.C4:Sheet1.C4</svg:desc>
                </draw:g>
              </table:table-cell>
              <table:table-cell office:value-type="string">
                <text:p>Real (h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16">
                <text:p>16</text:p>
                <draw:g>
                  <svg:desc>Sheet1.C5:Sheet1.C25</svg:desc>
                </draw:g>
              </table:table-cell>
              <table:table-cell office:value-type="float" office:value="16">
                <text:p>16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.2">
                <text:p>15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4">
                <text:p>14.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6">
                <text:p>13.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59999999999999">
                <text:p>9.5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799999999999995">
                <text:p>0.7999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5.10702591327572E-015">
                <text:p>-5.10702591327572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